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af64" officeooo:paragraph-rsid="0018af64"/>
    </style:style>
    <style:style style:name="P2" style:family="paragraph" style:parent-style-name="Standard">
      <style:paragraph-properties fo:text-align="start" style:justify-single-word="false"/>
      <style:text-properties officeooo:rsid="0018af64" officeooo:paragraph-rsid="0018af64"/>
    </style:style>
    <style:style style:name="P3" style:family="paragraph" style:parent-style-name="Standard">
      <style:paragraph-properties fo:text-align="start" style:justify-single-word="false"/>
      <style:text-properties officeooo:rsid="001971ab" officeooo:paragraph-rsid="001971ab"/>
    </style:style>
    <style:style style:name="P4" style:family="paragraph" style:parent-style-name="Standard">
      <style:text-properties officeooo:rsid="001971ab" officeooo:paragraph-rsid="001971ab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18af64" officeooo:paragraph-rsid="0018af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Что-то типа разбвивки по главам. Надо бы потихоньку начинать клепать. </text:p>
      <text:p text:style-name="P1"/>
      <text:p text:style-name="P1">0) Софтовые нюансы</text:p>
      <text:p text:style-name="P1">1) Подготовка к кампании</text:p>
      <text:p text:style-name="P1">2) Старт кампании</text:p>
      <text:p text:style-name="P1">3) Последовательность хода</text:p>
      <text:p text:style-name="P1">3.1) Отдача приказов</text:p>
      <text:p text:style-name="P1">3.2) Исполнение приказов</text:p>
      <text:p text:style-name="P1">3.3.) Расчет конца хода</text:p>
      <text:p text:style-name="P1">4) Проведение сражений, занесение информации</text:p>
      <text:p text:style-name="P1">5) Улучшения генералов и отрядов</text:p>
      <text:p text:style-name="P1">6) Доступные специальные действия</text:p>
      <text:p text:style-name="P1">7) Карта кампании</text:p>
      <text:p text:style-name="P1"/>
      <text:p text:style-name="P5">Софтовые нюансы</text:p>
      <text:p text:style-name="P2">Помимо самого приложения для отыгрыша кампании (того самого, с картой, приказами и прочим) должно быть отдельное приложение для создания армий. Суть в том, что данные об армиях хранятся в отдельном файле на сервере, например, в XML. А софтина (пусть она будет пока называться ArmyCreator) просто позволяет этот XML сформировать. После формирования он отправляется этой же софтиной на сервер. При началане кампании игрок выбирает сторону и получает в свое распоряжение уже созданные армии, которые после этого располагает на карте. То есть, первоочередное дело – ArmyCreator.</text:p>
      <text:p text:style-name="P2"/>
      <text:p text:style-name="P2">За форматы данных: считаю, что XML зайдет замечательно для хранения армий, пересылки их состояний и прочего, связанного с чем-то иерархическим. А вот в отношении передачи по сети приказов и состояний, например, городов – хз, если честно. Просто HTTP? Или как-то тоже выйти на XML?</text:p>
      <text:p text:style-name="P2"/>
      <text:p text:style-name="P3">Далее, за ПП. Тут нужно посидеть-подумать, решить, как мы это видим, како но выглядит, какой интерфейс будет удобнее, а какой проще. </text:p>
      <text:p text:style-name="P3"/>
      <text:p text:style-name="P3">Насчет Ср: сервак у нас будет, нужно только пнуть Виктора. Одно из первого, что нужно будет сделать – взаимодействие между Ср и ПП. Хотя бы в каком-то виде, просто, чтобы не оставлять это на потом.</text:p>
      <text:p text:style-name="P5">Подготовка к кампании</text:p>
      <text:p text:style-name="P2">В рамках подготовки к кампании необходимо создать армии, указать им состав, расположение, командующих. Это делается с помощью приложения ArmyCre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vo </meta:initial-creator>
    <meta:creation-date>2015-03-13T11:24:22.935428422</meta:creation-date>
    <meta:generator>LibreOffice/4.2.4.2$Linux_X86_64 LibreOffice_project/420m0$Build-2</meta:generator>
    <dc:date>2015-03-13T11:49:29.947781683</dc:date>
    <dc:creator>kvo </dc:creator>
    <meta:editing-duration>P0D</meta:editing-duration>
    <meta:editing-cycles>1</meta:editing-cycles>
    <meta:document-statistic meta:table-count="0" meta:image-count="0" meta:object-count="0" meta:page-count="3" meta:paragraph-count="19" meta:word-count="255" meta:character-count="1716" meta:non-whitespace-character-count="1475"/>
  </office:meta>
</office:document-meta>
</file>